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8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tokoll, hållet vid <text:s text:c="25"/></text:p>
      <text:p text:style-name="P9">sammanträde med styrelsen i <text:s text:c="34"/></text:p>
      <text:p text:style-name="P9">Amber Biosciences AB, Lund 2013-April</text:p>
      <text:p text:style-name="P1"/>
      <text:p text:style-name="P1"/>
      <text:p text:style-name="P6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6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6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6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6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6"><text:span text:style-name="T2">Beslöts</text:span><text:span text:style-name="T1">: <text:s text:c="55"/></text:span></text:p>
      <text:p text:style-name="P3">att <text:s/>firman tecknas av styrelseledamöterna var för sig.</text:p>
      <text:p text:style-name="P7"/>
      <text:p text:style-name="P4">Vidare förekom ej. </text:p>
      <text:p text:style-name="P5"><text:s/></text:p>
      <text:p text:style-name="P4">Lund som ovan </text:p>
      <text:p text:style-name="P7"><text:s/></text:p>
      <text:p text:style-name="P4">Vid protokollet: </text:p>
      <text:p text:style-name="P4">Morten Krogh</text:p>
      <text:p text:style-name="P7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rdinarie bolagsstämmoprotokoll, Falloppio AB</dc:title>
    <meta:initial-creator>Heléne Selsmark</meta:initial-creator>
    <meta:creation-date>2005-11-28T10:00:00</meta:creation-date>
    <dc:date>2013-10-18T11:31:10</dc:date>
    <meta:print-date>2005-11-28T11:02:00</meta:print-date>
    <meta:editing-cycles>8</meta:editing-cycles>
    <meta:editing-duration>PT00H19M30S</meta:editing-duration>
    <meta:generator>OpenOffice.org/3.2$Unix OpenOffice.org_project/320m12$Build-9483</meta:generator>
    <meta:document-statistic meta:table-count="0" meta:image-count="0" meta:object-count="0" meta:page-count="1" meta:paragraph-count="31" meta:word-count="80" meta:character-count="917"/>
  </office:meta>
</office:document-meta>
</file>